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FMono-Regular" svg:font-family="SFMono-Regular, Consolas, 'Liberation Mono', Menlo, Courier, monospace"/>
    <style:font-face style:font-family-generic="swiss" style:name="Lucida Sans1" svg:font-family="'Lucida Sans'"/>
    <style:font-face style:font-family-generic="modern" style:font-pitch="fixed" style:name="Liberation Mono" svg:font-family="'Liberation Mono'"/>
    <style:font-face style:font-pitch="variable" style:name="Helvetica Neue" svg:font-family="'Helvetica Neue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</office:font-face-decls>
  <office:automatic-styles>
    <style:style style:family="table" style:name="Table1">
      <style:table-properties fo:margin-left="0in" style:rel-width="100%" style:width="7.5in" style:writing-mode="lr-tb" table:align="left"/>
    </style:style>
    <style:style style:family="table-column" style:name="Table1.A">
      <style:table-column-properties style:column-width="4.575in" style:rel-column-width="6588*"/>
    </style:style>
    <style:style style:family="table-column" style:name="Table1.B">
      <style:table-column-properties style:column-width="2.925in" style:rel-column-width="4212*"/>
    </style:style>
    <style:style style:family="table-row" style:name="Table1.1">
      <style:table-row-properties fo:keep-together="auto" style:min-row-height="0.1313in"/>
    </style:style>
    <style:style style:family="table-cell" style:name="Table1.A1">
      <style:table-cell-properties fo:border="none" fo:padding="0in" style:vertical-align="middle" style:writing-mode="lr-tb"/>
    </style:style>
    <style:style style:family="table" style:name="Table3">
      <style:table-properties style:rel-width="100%" style:width="7.5in" style:writing-mode="lr-tb" table:align="left"/>
    </style:style>
    <style:style style:family="table-column" style:name="Table3.A">
      <style:table-column-properties style:column-width="2.5in" style:rel-column-width="3600*"/>
    </style:style>
    <style:style style:family="table-cell" style:name="Table3.A1">
      <style:table-cell-properties fo:border="none" fo:padding="0in" style:vertical-align="middle"/>
    </style:style>
    <style:style style:family="table" style:name="Table9">
      <style:table-properties style:width="7.5in" style:writing-mode="lr-tb" table:align="margins"/>
    </style:style>
    <style:style style:family="table-column" style:name="Table9.A">
      <style:table-column-properties style:column-width="3.75in" style:rel-column-width="32767*"/>
    </style:style>
    <style:style style:family="table-column" style:name="Table9.B">
      <style:table-column-properties style:column-width="3.75in" style:rel-column-width="32768*"/>
    </style:style>
    <style:style style:family="table-cell" style:name="Table9.A1">
      <style:table-cell-properties fo:border="none" fo:padding-bottom="0.0201in" fo:padding-left="0in" fo:padding-right="0in" fo:padding-top="0.0201in"/>
    </style:style>
    <style:style style:family="table" style:name="Table5">
      <style:table-properties style:width="7.5in" style:writing-mode="lr-tb" table:align="margins"/>
    </style:style>
    <style:style style:family="table-column" style:name="Table5.A">
      <style:table-column-properties style:column-width="3.75in" style:rel-column-width="32767*"/>
    </style:style>
    <style:style style:family="table-column" style:name="Table5.B">
      <style:table-column-properties style:column-width="3.75in" style:rel-column-width="32768*"/>
    </style:style>
    <style:style style:family="table-cell" style:name="Table5.A1">
      <style:table-cell-properties fo:border="none" fo:padding-bottom="0.0201in" fo:padding-left="0in" fo:padding-right="0in" fo:padding-top="0.0201in"/>
    </style:style>
    <style:style style:family="table" style:name="Table6">
      <style:table-properties style:width="7.5in" style:writing-mode="lr-tb" table:align="margins"/>
    </style:style>
    <style:style style:family="table-column" style:name="Table6.A">
      <style:table-column-properties style:column-width="3.75in" style:rel-column-width="32767*"/>
    </style:style>
    <style:style style:family="table-column" style:name="Table6.B">
      <style:table-column-properties style:column-width="3.75in" style:rel-column-width="32768*"/>
    </style:style>
    <style:style style:family="table-cell" style:name="Table6.A1">
      <style:table-cell-properties fo:border="none" fo:padding-bottom="0.0201in" fo:padding-left="0in" fo:padding-right="0in" fo:padding-top="0.0201in"/>
    </style:style>
    <style:style style:family="table" style:name="Table7">
      <style:table-properties style:width="7.5in" style:writing-mode="lr-tb" table:align="margins"/>
    </style:style>
    <style:style style:family="table-column" style:name="Table7.A">
      <style:table-column-properties style:column-width="3.75in" style:rel-column-width="32767*"/>
    </style:style>
    <style:style style:family="table-column" style:name="Table7.B">
      <style:table-column-properties style:column-width="3.75in" style:rel-column-width="32768*"/>
    </style:style>
    <style:style style:family="table-cell" style:name="Table7.A1">
      <style:table-cell-properties fo:border="none" fo:padding-bottom="0.0201in" fo:padding-left="0in" fo:padding-right="0in" fo:padding-top="0.0201in"/>
    </style:style>
    <style:style style:family="table" style:name="Table8">
      <style:table-properties style:width="7.5in" style:writing-mode="lr-tb" table:align="margins"/>
    </style:style>
    <style:style style:family="table-column" style:name="Table8.A">
      <style:table-column-properties style:column-width="3.75in" style:rel-column-width="32767*"/>
    </style:style>
    <style:style style:family="table-column" style:name="Table8.B">
      <style:table-column-properties style:column-width="3.75in" style:rel-column-width="32768*"/>
    </style:style>
    <style:style style:family="table-cell" style:name="Table8.A1">
      <style:table-cell-properties fo:border="none" fo:padding-bottom="0.0201in" fo:padding-left="0in" fo:padding-right="0in" fo:padding-top="0.0201in"/>
    </style:style>
    <style:style style:family="table" style:name="Table2">
      <style:table-properties style:rel-width="100%" style:width="7.5in" style:writing-mode="lr-tb" table:align="center"/>
    </style:style>
    <style:style style:family="table-column" style:name="Table2.A">
      <style:table-column-properties style:column-width="3.75in" style:rel-column-width="5400*"/>
    </style:style>
    <style:style style:family="table-cell" style:name="Table2.A1">
      <style:table-cell-properties fo:border="none" fo:padding-bottom="0.0201in" fo:padding-left="0in" fo:padding-right="0in" fo:padding-top="0.0201in"/>
    </style:style>
    <style:style style:family="paragraph" style:name="P1" style:parent-style-name="Standard">
      <style:paragraph-properties fo:line-height="115%" fo:margin-left="0in" fo:margin-right="0in" fo:text-indent="0in" style:auto-text-indent="false"/>
      <style:text-properties fo:font-size="10pt" fo:font-weight="bold" officeooo:paragraph-rsid="000c17a4" style:font-name="Helvetica Neue" style:font-name-asian="Arial" style:font-name-complex="Arial" style:font-size-asian="10pt" style:font-size-complex="10pt" style:font-weight-asian="bold"/>
    </style:style>
    <style:style style:family="paragraph" style:name="P2" style:parent-style-name="Standard">
      <style:paragraph-properties fo:line-height="115%" fo:margin-left="0in" fo:margin-right="0in" fo:text-indent="0in" style:auto-text-indent="false"/>
      <style:text-properties fo:font-size="10pt" fo:font-weight="bold" officeooo:paragraph-rsid="000b7c5d" style:font-name="Helvetica Neue" style:font-name-asian="Arial" style:font-name-complex="Arial" style:font-size-asian="10pt" style:font-size-complex="10pt" style:font-weight-asian="bold"/>
    </style:style>
    <style:style style:family="paragraph" style:name="P3" style:parent-style-name="Standard">
      <style:paragraph-properties fo:line-height="115%" fo:margin-left="0in" fo:margin-right="0in" fo:text-indent="0in" style:auto-text-indent="false">
        <style:tab-stops>
          <style:tab-stop style:position="6.472in"/>
        </style:tab-stops>
      </style:paragraph-properties>
      <style:text-properties fo:font-size="10pt" fo:font-weight="bold" officeooo:paragraph-rsid="000b7c5d" style:font-name="Helvetica Neue" style:font-name-asian="Arial" style:font-name-complex="Arial" style:font-size-asian="10pt" style:font-size-complex="10pt" style:font-weight-asian="bold"/>
    </style:style>
    <style:style style:family="paragraph" style:name="P4" style:parent-style-name="Standard">
      <style:paragraph-properties fo:line-height="115%" fo:margin-left="0in" fo:margin-right="0in" fo:text-align="end" fo:text-indent="0in" style:auto-text-indent="false" style:justify-single-word="false"/>
      <style:text-properties fo:font-size="10pt" officeooo:paragraph-rsid="000b7c5d" style:font-name="Helvetica Neue" style:font-size-asian="10pt" style:font-size-complex="10pt"/>
    </style:style>
    <style:style style:family="paragraph" style:name="P5" style:parent-style-name="Standard">
      <style:paragraph-properties fo:line-height="115%" fo:margin-left="0in" fo:margin-right="0in" fo:text-indent="0in" style:auto-text-indent="false"/>
      <style:text-properties fo:font-size="10pt" officeooo:paragraph-rsid="000c17a4" style:font-name="Helvetica Neue" style:font-size-asian="10pt" style:font-size-complex="10pt"/>
    </style:style>
    <style:style style:family="paragraph" style:name="P6" style:parent-style-name="Standard">
      <style:paragraph-properties fo:line-height="115%" fo:margin-left="0in" fo:margin-right="0in" fo:text-indent="0in" style:auto-text-indent="false"/>
      <style:text-properties fo:font-size="10pt" officeooo:paragraph-rsid="000b7c5d" style:font-name="Helvetica Neue" style:font-size-asian="10pt" style:font-size-complex="10pt"/>
    </style:style>
    <style:style style:family="paragraph" style:name="P7" style:parent-style-name="Standard">
      <style:paragraph-properties fo:line-height="115%" fo:margin-left="0in" fo:margin-right="0in" fo:text-indent="0in" style:auto-text-indent="false">
        <style:tab-stops>
          <style:tab-stop style:position="6.6252in"/>
        </style:tab-stops>
      </style:paragraph-properties>
      <style:text-properties fo:font-size="10pt" officeooo:paragraph-rsid="000b7c5d" style:font-name="Helvetica Neue" style:font-size-asian="10pt" style:font-size-complex="10pt"/>
    </style:style>
    <style:style style:family="paragraph" style:name="P8" style:parent-style-name="Standard">
      <style:paragraph-properties fo:line-height="115%" fo:margin-left="0in" fo:margin-right="0in" fo:text-align="end" fo:text-indent="0in" style:auto-text-indent="false" style:justify-single-word="false"/>
      <style:text-properties fo:font-size="10pt" fo:font-style="italic" fo:font-weight="normal" officeooo:paragraph-rsid="000c17a4" style:font-name="Helvetica Neue" style:font-name-asian="Arial" style:font-name-complex="Arial" style:font-size-asian="10pt" style:font-size-complex="10pt" style:font-style-asian="italic" style:font-weight-asian="normal" style:font-weight-complex="normal"/>
    </style:style>
    <style:style style:family="paragraph" style:name="P9" style:parent-style-name="Standard">
      <style:paragraph-properties fo:line-height="115%" fo:margin-left="0in" fo:margin-right="0in" fo:text-indent="0in" style:auto-text-indent="false"/>
      <style:text-properties fo:font-size="2pt" style:font-name="Helvetica Neue" style:font-size-asian="2pt" style:font-size-complex="2pt"/>
    </style:style>
    <style:style style:family="paragraph" style:name="P10" style:parent-style-name="Standard">
      <style:paragraph-properties fo:line-height="115%" fo:margin-left="0in" fo:margin-right="0in" fo:text-indent="0in" style:auto-text-indent="false"/>
      <style:text-properties fo:font-size="2pt" style:font-name="Helvetica Neue" style:font-size-asian="2pt" style:font-size-complex="2pt" style:text-underline-color="font-color" style:text-underline-style="solid" style:text-underline-width="auto"/>
    </style:style>
    <style:style style:family="paragraph" style:name="P11" style:parent-style-name="Standard">
      <style:paragraph-properties fo:line-height="115%" fo:margin-left="0in" fo:margin-right="0in" fo:text-indent="0in" style:auto-text-indent="false">
        <style:tab-stops>
          <style:tab-stop style:position="3.9445in"/>
        </style:tab-stops>
      </style:paragraph-properties>
      <style:text-properties fo:font-weight="bold" officeooo:paragraph-rsid="000c17a4" style:font-name="Helvetica Neue" style:font-name-asian="Arial" style:font-name-complex="Arial" style:font-weight-asian="bold"/>
    </style:style>
    <style:style style:family="paragraph" style:name="P12" style:parent-style-name="Standard">
      <style:paragraph-properties fo:line-height="115%" fo:margin-left="0in" fo:margin-right="0in" fo:text-indent="0in" style:auto-text-indent="false">
        <style:tab-stops>
          <style:tab-stop style:position="3.9445in"/>
        </style:tab-stops>
      </style:paragraph-properties>
      <style:text-properties officeooo:paragraph-rsid="0006c2ea" style:font-name="Helvetica Neue" style:font-name-asian="Arial" style:font-name-complex="Arial"/>
    </style:style>
    <style:style style:family="paragraph" style:name="P13" style:parent-style-name="Standard">
      <style:paragraph-properties fo:line-height="115%" fo:margin-left="0in" fo:margin-right="0in" fo:text-indent="0in" style:auto-text-indent="false">
        <style:tab-stops>
          <style:tab-stop style:position="3.9445in"/>
        </style:tab-stops>
      </style:paragraph-properties>
      <style:text-properties fo:font-size="9.5pt" officeooo:paragraph-rsid="0006c2ea" style:font-name="Helvetica Neue" style:font-name-asian="Arial" style:font-name-complex="Arial" style:font-size-asian="9.5pt"/>
    </style:style>
    <style:style style:family="paragraph" style:name="P14" style:parent-style-name="Standard">
      <style:paragraph-properties fo:line-height="115%" fo:margin-left="0in" fo:margin-right="0in" fo:text-indent="0in" style:auto-text-indent="false"/>
      <style:text-properties officeooo:paragraph-rsid="0008c85d"/>
    </style:style>
    <style:style style:family="paragraph" style:name="P15" style:parent-style-name="Standard">
      <style:text-properties fo:font-size="2pt" officeooo:paragraph-rsid="000b7c5d" style:font-name="Helvetica Neue" style:font-size-asian="1.75pt" style:font-size-complex="2pt"/>
    </style:style>
    <style:style style:family="paragraph" style:name="P16" style:parent-style-name="Standard">
      <style:text-properties fo:font-size="2pt" officeooo:paragraph-rsid="000c17a4" style:font-name="Helvetica Neue" style:font-name-asian="Times New Roman" style:font-name-complex="Times New Roman" style:font-size-asian="1.75pt" style:font-size-complex="2pt"/>
    </style:style>
    <style:style style:family="paragraph" style:name="P17" style:parent-style-name="Standard">
      <style:text-properties fo:font-size="2pt" fo:font-style="italic" fo:font-weight="normal" officeooo:paragraph-rsid="000b7c5d" style:font-name="Helvetica Neue" style:font-name-asian="Arial" style:font-name-complex="Arial" style:font-size-asian="1.75pt" style:font-size-complex="2pt" style:font-style-asian="italic" style:font-style-complex="italic" style:font-weight-asian="normal" style:font-weight-complex="normal"/>
    </style:style>
    <style:style style:family="paragraph" style:name="P18" style:parent-style-name="Standard">
      <style:text-properties fo:font-size="2pt" fo:font-style="italic" fo:font-weight="normal" officeooo:paragraph-rsid="000b7c5d" style:font-name="Helvetica Neue" style:font-name-asian="Arial" style:font-name-complex="Arial" style:font-size-asian="1.75pt" style:font-size-complex="2pt" style:font-style-asian="italic" style:font-style-complex="normal" style:font-weight-asian="normal" style:font-weight-complex="normal"/>
    </style:style>
    <style:style style:family="paragraph" style:name="P19" style:parent-style-name="Standard">
      <style:paragraph-properties fo:line-height="115%" fo:text-align="end" style:justify-single-word="false"/>
      <style:text-properties officeooo:paragraph-rsid="002e99fe" officeooo:rsid="002e99fe" style:font-name="Helvetica Neue"/>
    </style:style>
    <style:style style:family="paragraph" style:name="P20" style:parent-style-name="Standard">
      <style:paragraph-properties fo:line-height="115%" fo:margin-left="0in" fo:margin-right="0.5in" fo:text-indent="0in" style:auto-text-indent="false"/>
      <style:text-properties officeooo:paragraph-rsid="0006c2ea" style:font-name="Helvetica Neue"/>
    </style:style>
    <style:style style:family="paragraph" style:name="P21" style:parent-style-name="Heading">
      <style:paragraph-properties fo:margin-bottom="0.0799in" fo:margin-top="0.0799in" loext:contextual-spacing="false"/>
      <style:text-properties style:font-name="Helvetica Neue"/>
    </style:style>
    <style:style style:family="paragraph" style:name="P22" style:parent-style-name="Heading">
      <style:paragraph-properties fo:margin-bottom="0.0799in" fo:margin-top="0.0799in" loext:contextual-spacing="false"/>
      <style:text-properties officeooo:paragraph-rsid="000b7c5d" style:font-name="Helvetica Neue"/>
    </style:style>
    <style:style style:family="paragraph" style:name="P23" style:parent-style-name="Table_20_Contents">
      <style:text-properties officeooo:paragraph-rsid="0008c85d" officeooo:rsid="0008c85d"/>
    </style:style>
    <style:style style:family="paragraph" style:name="P24" style:parent-style-name="Table_20_Contents">
      <style:text-properties officeooo:paragraph-rsid="000c17a4" style:font-name="Helvetica Neue"/>
    </style:style>
    <style:style style:family="paragraph" style:name="P25" style:parent-style-name="Table_20_Contents">
      <style:text-properties officeooo:paragraph-rsid="000b7c5d" style:font-name="Helvetica Neue"/>
    </style:style>
    <style:style style:family="paragraph" style:name="P26" style:parent-style-name="Heading_20_1">
      <style:paragraph-properties fo:line-height="115%" fo:margin-bottom="0.0799in" fo:margin-top="0.0799in" loext:contextual-spacing="false"/>
      <style:text-properties officeooo:rsid="0016158e" style:font-name="Helvetica Neue"/>
    </style:style>
    <style:style style:family="paragraph" style:name="P27" style:parent-style-name="Heading">
      <style:paragraph-properties fo:margin-bottom="0.0799in" fo:margin-top="0.0799in" loext:contextual-spacing="false"/>
      <style:text-properties officeooo:paragraph-rsid="0008c85d" style:font-name="Helvetica Neue"/>
    </style:style>
    <style:style style:family="paragraph" style:master-page-name="Standard" style:name="P28" style:parent-style-name="Standard">
      <style:paragraph-properties fo:line-height="115%" style:page-number="auto">
        <style:tab-stops>
          <style:tab-stop style:position="3.889in"/>
        </style:tab-stops>
      </style:paragraph-properties>
      <style:text-properties style:font-name="Helvetica Neue"/>
    </style:style>
    <style:style style:family="paragraph" style:list-style-name="L1" style:name="P29" style:parent-style-name="Standard">
      <style:paragraph-properties fo:line-height="115%" fo:margin-bottom="0in" fo:margin-top="0in" loext:contextual-spacing="false">
        <style:tab-stops>
          <style:tab-stop style:position="6.472in"/>
        </style:tab-stops>
      </style:paragraph-properties>
      <style:text-properties fo:font-size="10pt" fo:font-style="normal" fo:font-weight="normal" officeooo:paragraph-rsid="000c17a4" style:font-name="Helvetica Neue" style:font-name-asian="Arial" style:font-name-complex="Arial" style:font-size-asian="10pt" style:font-size-complex="10pt" style:font-style-asian="normal" style:font-style-complex="normal" style:font-weight-asian="normal" style:font-weight-complex="normal"/>
    </style:style>
    <style:style style:family="paragraph" style:list-style-name="L1" style:name="P30" style:parent-style-name="Standard">
      <style:paragraph-properties fo:line-height="115%" fo:margin-bottom="0in" fo:margin-top="0in" loext:contextual-spacing="false">
        <style:tab-stops>
          <style:tab-stop style:position="6.472in"/>
        </style:tab-stops>
      </style:paragraph-properties>
      <style:text-properties fo:font-size="10pt" fo:font-style="normal" fo:font-weight="normal" officeooo:paragraph-rsid="000b7c5d" style:font-name="Helvetica Neue" style:font-name-asian="Arial" style:font-name-complex="Arial" style:font-size-asian="10pt" style:font-size-complex="10pt" style:font-style-asian="normal" style:font-style-complex="normal" style:font-weight-asian="normal" style:font-weight-complex="normal"/>
    </style:style>
    <style:style style:family="paragraph" style:list-style-name="L1" style:name="P31" style:parent-style-name="Standard">
      <style:paragraph-properties fo:line-height="115%" fo:margin-bottom="0in" fo:margin-top="0in" loext:contextual-spacing="false">
        <style:tab-stops>
          <style:tab-stop style:position="6.472in"/>
        </style:tab-stops>
      </style:paragraph-properties>
      <style:text-properties fo:font-size="10pt" fo:font-style="italic" fo:font-weight="normal" officeooo:paragraph-rsid="000c17a4" style:font-name="Helvetica Neue" style:font-name-asian="Arial" style:font-name-complex="Arial" style:font-size-asian="10pt" style:font-size-complex="10pt" style:font-style-asian="italic" style:font-style-complex="italic" style:font-weight-asian="normal" style:font-weight-complex="normal"/>
    </style:style>
    <style:style style:family="paragraph" style:list-style-name="L1" style:name="P32" style:parent-style-name="Standard">
      <style:paragraph-properties fo:line-height="115%" fo:margin-bottom="0in" fo:margin-top="0in" loext:contextual-spacing="false">
        <style:tab-stops>
          <style:tab-stop style:position="6.472in"/>
        </style:tab-stops>
      </style:paragraph-properties>
      <style:text-properties fo:font-size="10pt" fo:font-style="italic" fo:font-weight="normal" officeooo:paragraph-rsid="000b7c5d" style:font-name="Helvetica Neue" style:font-name-asian="Arial" style:font-name-complex="Arial" style:font-size-asian="10pt" style:font-size-complex="10pt" style:font-style-asian="italic" style:font-style-complex="italic" style:font-weight-asian="normal" style:font-weight-complex="normal"/>
    </style:style>
    <style:style style:family="paragraph" style:list-style-name="L1" style:name="P33" style:parent-style-name="Standard">
      <style:paragraph-properties fo:line-height="115%" fo:margin-bottom="0in" fo:margin-top="0in" loext:contextual-spacing="false">
        <style:tab-stops>
          <style:tab-stop style:position="6.472in"/>
        </style:tab-stops>
      </style:paragraph-properties>
      <style:text-properties officeooo:paragraph-rsid="000c17a4" style:font-name="Helvetica Neue"/>
    </style:style>
    <style:style style:family="text" style:name="T1">
      <style:text-properties fo:font-weight="bold" style:font-name-asian="Arial" style:font-name-complex="Arial" style:font-weight-asian="bold"/>
    </style:style>
    <style:style style:family="text" style:name="T2">
      <style:text-properties fo:font-style="italic" fo:font-weight="normal" style:font-name-asian="Arial" style:font-name-complex="Arial" style:font-style-asian="italic" style:font-weight-asian="normal" style:font-weight-complex="normal"/>
    </style:style>
    <style:style style:family="text" style:name="T3">
      <style:text-properties fo:font-style="italic" fo:font-weight="normal" officeooo:rsid="000b7c5d" style:font-name-asian="Arial" style:font-name-complex="Arial" style:font-style-asian="italic" style:font-weight-asian="normal" style:font-weight-complex="normal"/>
    </style:style>
    <style:style style:family="text" style:name="T4">
      <style:text-properties fo:font-style="italic" fo:font-weight="bold" style:font-name-asian="Arial" style:font-name-complex="Arial" style:font-style-asian="italic" style:font-weight-asian="bold"/>
    </style:style>
    <style:style style:family="text" style:name="T5">
      <style:text-properties fo:font-style="italic" fo:font-weight="bold" officeooo:rsid="000b7c5d" style:font-name-asian="Arial" style:font-name-complex="Arial" style:font-style-asian="italic" style:font-weight-asian="bold"/>
    </style:style>
    <style:style style:family="text" style:name="T6">
      <style:text-properties style:font-name-asian="Arial" style:font-name-complex="Arial"/>
    </style:style>
    <style:style style:family="text" style:name="T7">
      <style:text-properties officeooo:rsid="000b7c5d" style:font-name-asian="Arial" style:font-name-complex="Arial"/>
    </style:style>
    <style:style style:family="text" style:name="T8">
      <style:text-properties officeooo:rsid="000c8c7e" style:font-name-asian="Arial" style:font-name-complex="Arial"/>
    </style:style>
    <style:style style:family="text" style:name="T9">
      <style:text-properties officeooo:rsid="001f97ce" style:font-name-asian="Arial" style:font-name-complex="Arial"/>
    </style:style>
    <style:style style:family="text" style:name="T10">
      <style:text-properties officeooo:rsid="002e99fe" style:font-name-asian="Arial" style:font-name-complex="Arial"/>
    </style:style>
    <style:style style:family="text" style:name="T11">
      <style:text-properties fo:font-size="10pt" style:font-name="Helvetica Neue" style:font-size-asian="10pt" style:font-size-complex="10pt"/>
    </style:style>
    <style:style style:family="text" style:name="T12">
      <style:text-properties fo:font-size="10pt" officeooo:rsid="00109603" style:font-name="Helvetica Neue" style:font-size-asian="10pt" style:font-size-complex="10pt"/>
    </style:style>
    <style:style style:family="text" style:name="T13">
      <style:text-properties fo:font-size="10pt" style:font-name="Helvetica Neue" style:font-size-asian="10pt" style:font-size-complex="10pt" style:text-underline-style="none"/>
    </style:style>
    <style:style style:family="text" style:name="T14">
      <style:text-properties fo:font-size="10pt" officeooo:rsid="00109603" style:font-name="Helvetica Neue" style:font-size-asian="10pt" style:font-size-complex="10pt" style:text-underline-style="none"/>
    </style:style>
    <style:style style:family="text" style:name="T15">
      <style:text-properties fo:font-size="10pt" fo:font-weight="bold" officeooo:rsid="00109603" style:font-name="Helvetica Neue" style:font-size-asian="10pt" style:font-size-complex="10pt" style:font-weight-asian="bold" style:font-weight-complex="bold" style:text-underline-style="none"/>
    </style:style>
    <style:style style:family="text" style:name="T16">
      <style:text-properties fo:font-size="10pt" fo:font-weight="bold" officeooo:rsid="00109603" style:font-name="Helvetica Neue" style:font-size-asian="10pt" style:font-size-complex="10pt" style:font-weight-asian="bold" style:font-weight-complex="bold"/>
    </style:style>
    <style:style style:family="text" style:name="T17">
      <style:text-properties fo:font-size="10pt" fo:font-weight="bold" officeooo:rsid="00120baf" style:font-name="Helvetica Neue" style:font-size-asian="10pt" style:font-size-complex="10pt" style:font-weight-asian="bold" style:font-weight-complex="bold"/>
    </style:style>
    <style:style style:family="text" style:name="T18">
      <style:text-properties fo:font-size="10pt" fo:font-style="normal" fo:font-weight="normal" style:font-name-asian="Arial" style:font-name-complex="Arial" style:font-size-asian="10pt" style:font-size-complex="10pt" style:font-style-asian="normal" style:font-style-complex="normal" style:font-weight-asian="normal" style:font-weight-complex="normal"/>
    </style:style>
    <style:style style:family="text" style:name="T19">
      <style:text-properties fo:font-size="10pt" fo:font-style="normal" fo:font-weight="normal" officeooo:rsid="000e3348" style:font-name-asian="Arial" style:font-name-complex="Arial" style:font-size-asian="10pt" style:font-size-complex="10pt" style:font-style-asian="normal" style:font-style-complex="normal" style:font-weight-asian="normal" style:font-weight-complex="normal"/>
    </style:style>
    <style:style style:family="text" style:name="T20">
      <style:text-properties officeooo:rsid="000e3348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0.5in" fo:text-indent="-0.25in" text:label-followed-by="listtab" text:list-tab-stop-position="0.5in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style-name="Table1.A1">
            <text:h text:outline-level="1" text:style-name="P26">{'info': {'name': u'Connor McKelvey', 'address': u'Boulder, CO\n850-217-5880'}}</text:h>
          </table:table-cell>
          <table:table-cell office:value-type="string" table:style-name="Table1.A1">
            <text:p text:style-name="P19"><text:span text:style-name="T9">{</text:span><text:span text:style-name="T6">{ resume.info }}</text:span></text:p>
          </table:table-cell>
        </table:table-row>
      </table:table>
      <text:p text:style-name="P10"/>
      <table:table table:name="Table3" table:style-name="Table3">
        <table:table-column table:number-columns-repeated="3" table:style-name="Table3.A"/>
        <table:table-row>
          <table:table-cell office:value-type="string" table:style-name="Table3.A1">
            <text:p text:style-name="P23"><text:span text:style-name="T16">Email:</text:span><text:span text:style-name="T12"> </text:span><text:a text:style-name="Internet_20_link" text:visited-style-name="Visited_20_Internet_20_Link" xlink:href="mailto:connormckelvey@gmail.com" xlink:type="simple"><text:span text:style-name="T11">connormckelvey@gmail.com</text:span></text:a></text:p>
          </table:table-cell>
          <table:table-cell office:value-type="string" table:style-name="Table3.A1">
            <text:p text:style-name="P23"><text:span text:style-name="T16">Webs</text:span><text:span text:style-name="T17">i</text:span><text:span text:style-name="T16">te:</text:span><text:span text:style-name="T12"> </text:span><text:a text:style-name="Internet_20_link" text:visited-style-name="Visited_20_Internet_20_Link" xlink:href="http://Www.connormckelvey.com/" xlink:type="simple"><text:span text:style-name="T11">www.connormckelvey.com</text:span></text:a></text:p>
          </table:table-cell>
          <table:table-cell office:value-type="string" table:style-name="Table3.A1">
            <text:p text:style-name="P14"><text:span text:style-name="T15">Github:</text:span><text:span text:style-name="T14"> </text:span><text:a text:style-name="Internet_20_link" text:visited-style-name="Visited_20_Internet_20_Link" xlink:href="https://github.com/connormckelvey" xlink:type="simple"><text:span text:style-name="T13">@connormckelvey</text:span></text:a></text:p>
          </table:table-cell>
        </table:table-row>
      </table:table>
      <text:p text:style-name="P9"/>
      <text:p text:style-name="P27">Employment</text:p>
      <table:table table:name="Table9" table:style-name="Table9">
        <table:table-column table:style-name="Table9.A"/>
        <table:table-column table:style-name="Table9.B"/>
        <table:table-row>
          <table:table-cell office:value-type="string" table:style-name="Table9.A1">
            <text:p text:style-name="P1">Software Engineer</text:p>
          </table:table-cell>
          <table:table-cell office:value-type="string" table:style-name="Table9.A1">
            <text:p text:style-name="P24"/>
          </table:table-cell>
        </table:table-row>
        <table:table-row>
          <table:table-cell office:value-type="string" table:style-name="Table9.A1">
            <text:p text:style-name="P5"><text:span text:style-name="T2">CA Technologies</text:span><text:span text:style-name="T4"> </text:span><text:span text:style-name="T6">— Boulder, CO</text:span></text:p>
          </table:table-cell>
          <table:table-cell office:value-type="string" table:style-name="Table9.A1">
            <text:p text:style-name="P8">2017 – Present</text:p>
          </table:table-cell>
        </table:table-row>
        <table:table-row>
          <table:table-cell office:value-type="string" table:number-columns-spanned="2" table:style-name="Table9.A1">
            <text:list text:style-name="L1" xml:id="list258899892">
              <text:list-item>
                <text:p text:style-name="P29">Worked with multiple teams to build and maintain a BI Data Pipeline for SaaS and On-Prem Products</text:p>
              </text:list-item>
              <text:list-item>
                <text:p text:style-name="P33"><text:span text:style-name="T18">Reduced frequency of vulnerabilities in Docker images with </text:span><text:span text:style-name="T19">a </text:span><text:span text:style-name="T18">Cron-based "base image" build system</text:span></text:p>
              </text:list-item>
              <text:list-item>
                <text:p text:style-name="P29">Improved developer experience with custom tooling for doc generation and secret decryption </text:p>
              </text:list-item>
              <text:list-item>
                <text:p text:style-name="P29">Developed a Cron-based system for backing up Grafana Dashboards to Github or AWS S3</text:p>
              </text:list-item>
              <text:list-item>
                <text:p text:style-name="P29">Gave educational presentations to team members on topic like JS Promises, Bash, and Golang </text:p>
              </text:list-item>
              <text:list-item>
                <text:p text:style-name="P31">Technologies used: Kafka, Kubernetes, Clojure, Typescript, Rails, Python, and Go</text:p>
              </text:list-item>
            </text:list>
          </table:table-cell>
          <table:covered-table-cell/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row>
          <table:table-cell office:value-type="string" table:style-name="Table5.A1">
            <text:p text:style-name="P2">Associate Software Engineer</text:p>
          </table:table-cell>
          <table:table-cell office:value-type="string" table:style-name="Table5.A1">
            <text:p text:style-name="P25"/>
          </table:table-cell>
        </table:table-row>
        <table:table-row>
          <table:table-cell office:value-type="string" table:style-name="Table5.A1">
            <text:p text:style-name="P6"><text:span text:style-name="T2">CA Technologies</text:span><text:span text:style-name="T4"> </text:span><text:span text:style-name="T6">— Boulder, CO</text:span></text:p>
          </table:table-cell>
          <table:table-cell office:value-type="string" table:style-name="Table5.A1">
            <text:p text:style-name="P4"><text:span text:style-name="T2">201</text:span><text:span text:style-name="T3">6</text:span><text:span text:style-name="T2"> – </text:span><text:span text:style-name="T3">2017</text:span></text:p>
          </table:table-cell>
        </table:table-row>
        <table:table-row>
          <table:table-cell office:value-type="string" table:number-columns-spanned="2" table:style-name="Table5.A1">
            <text:list text:continue-numbering="true" text:style-name="L1" xml:id="list92730009966373">
              <text:list-item>
                <text:p text:style-name="P30">Worked within a cross-functional team to develop a real-time task management tool</text:p>
              </text:list-item>
              <text:list-item>
                <text:p text:style-name="P30"><text:span text:style-name="T18">Reduced risks of rendering untrusted HTML emails in-browser with </text:span><text:span text:style-name="T20">a</text:span><text:span text:style-name="T18"> "sandboxed" React component</text:span></text:p>
              </text:list-item>
              <text:list-item>
                <text:p text:style-name="P30"><text:span text:style-name="T18">Solved screen real-estate issues for horizontal menus with </text:span><text:span text:style-name="T20">a</text:span><text:span text:style-name="T18"> responsive React component</text:span></text:p>
              </text:list-item>
              <text:list-item>
                <text:p text:style-name="P32">Technologies used: WebSockets, Typescript, React, Node.JS and PostgresQL</text:p>
              </text:list-item>
            </text:list>
          </table:table-cell>
          <table:covered-table-cell/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>
          <table:table-cell office:value-type="string" table:style-name="Table6.A1">
            <text:p text:style-name="P3">Senior Web Developer</text:p>
          </table:table-cell>
          <table:table-cell office:value-type="string" table:style-name="Table6.A1">
            <text:p text:style-name="P25"/>
          </table:table-cell>
        </table:table-row>
        <table:table-row>
          <table:table-cell office:value-type="string" table:style-name="Table6.A1">
            <text:p text:style-name="P6"><text:span text:style-name="T3">Findsome &amp; Winmore</text:span><text:span text:style-name="T4"> </text:span><text:span text:style-name="T6">— </text:span><text:span text:style-name="T7">Orlando</text:span><text:span text:style-name="T6">, </text:span><text:span text:style-name="T7">FL</text:span></text:p>
          </table:table-cell>
          <table:table-cell office:value-type="string" table:style-name="Table6.A1">
            <text:p text:style-name="P4"><text:span text:style-name="T2">201</text:span><text:span text:style-name="T3">4</text:span><text:span text:style-name="T2"> – </text:span><text:span text:style-name="T3">2016</text:span></text:p>
          </table:table-cell>
        </table:table-row>
        <table:table-row>
          <table:table-cell office:value-type="string" table:number-columns-spanned="2" table:style-name="Table6.A1">
            <text:list text:continue-numbering="true" text:style-name="L1" xml:id="list92730033309163">
              <text:list-item>
                <text:p text:style-name="P30">Collaborated with designers and other developers on retail websites and applications</text:p>
              </text:list-item>
              <text:list-item>
                <text:p text:style-name="P30">Worked with stakeholders to plan and estimate the cost client projects</text:p>
              </text:list-item>
              <text:list-item>
                <text:p text:style-name="P30">Transitioned development team from SVN to Git for easier collaboration</text:p>
              </text:list-item>
              <text:list-item>
                <text:p text:style-name="P32">Technologies used: Wordpress, Node, Rails, Angular, and React</text:p>
              </text:list-item>
            </text:list>
          </table:table-cell>
          <table:covered-table-cell/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row>
          <table:table-cell office:value-type="string" table:style-name="Table7.A1">
            <text:p text:style-name="P3">Web Developer</text:p>
          </table:table-cell>
          <table:table-cell office:value-type="string" table:style-name="Table7.A1">
            <text:p text:style-name="P25"/>
          </table:table-cell>
        </table:table-row>
        <table:table-row>
          <table:table-cell office:value-type="string" table:style-name="Table7.A1">
            <text:p text:style-name="P6"><text:span text:style-name="T3">The Storage Group</text:span><text:span text:style-name="T4"> </text:span><text:span text:style-name="T6">— </text:span><text:span text:style-name="T7">Maitland</text:span><text:span text:style-name="T6">, </text:span><text:span text:style-name="T7">FL</text:span></text:p>
          </table:table-cell>
          <table:table-cell office:value-type="string" table:style-name="Table7.A1">
            <text:p text:style-name="P4"><text:span text:style-name="T2">201</text:span><text:span text:style-name="T3">2</text:span><text:span text:style-name="T2"> – </text:span><text:span text:style-name="T3">2014</text:span></text:p>
          </table:table-cell>
        </table:table-row>
        <table:table-row>
          <table:table-cell office:value-type="string" table:number-columns-spanned="2" table:style-name="Table7.A1">
            <text:list text:continue-numbering="true" text:style-name="L1" xml:id="list92728164532512">
              <text:list-item>
                <text:p text:style-name="P30">Worked with project managers to plan, design, and build client websites and applications</text:p>
              </text:list-item>
              <text:list-item>
                <text:p text:style-name="P30">Performed Search Engine Optimization audits and updates on dozens of client websites</text:p>
              </text:list-item>
              <text:list-item>
                <text:p text:style-name="P32">Technologies used: Wordpress, PHP, HTML, CSS, and Javascript</text:p>
              </text:list-item>
            </text:list>
          </table:table-cell>
          <table:covered-table-cell/>
        </table:table-row>
      </table:table>
      <text:p text:style-name="P17"/>
      <text:p text:style-name="P22">Education</text:p>
      <table:table table:name="Table8" table:style-name="Table8">
        <table:table-column table:style-name="Table8.A"/>
        <table:table-column table:style-name="Table8.B"/>
        <table:table-row>
          <table:table-cell office:value-type="string" table:style-name="Table8.A1">
            <text:p text:style-name="P3">B.A. Sociology</text:p>
          </table:table-cell>
          <table:table-cell office:value-type="string" table:style-name="Table8.A1">
            <text:p text:style-name="P25"/>
          </table:table-cell>
        </table:table-row>
        <table:table-row>
          <table:table-cell office:value-type="string" table:style-name="Table8.A1">
            <text:p text:style-name="P7"><text:span text:style-name="T3">University of Central Florida</text:span><text:span text:style-name="T5"> </text:span><text:span text:style-name="T7">— Orlando, FL</text:span></text:p>
          </table:table-cell>
          <table:table-cell office:value-type="string" table:style-name="Table8.A1">
            <text:p text:style-name="P4"><text:span text:style-name="T2">201</text:span><text:span text:style-name="T3">0</text:span><text:span text:style-name="T2"> – </text:span><text:span text:style-name="T3">2013</text:span></text:p>
          </table:table-cell>
        </table:table-row>
        <table:table-row>
          <table:table-cell office:value-type="string" table:number-columns-spanned="2" table:style-name="Table8.A1">
            <text:list text:continue-numbering="true" text:style-name="L1" xml:id="list92730066335873">
              <text:list-item>
                <text:p text:style-name="P30">Minor in Cultural Anthropology, Certificate in Women's Studies</text:p>
              </text:list-item>
              <text:list-item>
                <text:p text:style-name="P30">Active in Amnesty International and Knight's Advocates</text:p>
              </text:list-item>
              <text:list-item>
                <text:p text:style-name="P32">Volunteered with UCF Victims Services and Harbor House of Central Florida</text:p>
              </text:list-item>
            </text:list>
          </table:table-cell>
          <table:covered-table-cell/>
        </table:table-row>
      </table:table>
      <text:p text:style-name="P18"/>
      <text:p text:style-name="P21">Experience</text:p>
      <table:table table:name="Table2" table:style-name="Table2">
        <table:table-column table:number-columns-repeated="2" table:style-name="Table2.A"/>
        <table:table-row>
          <table:table-cell office:value-type="string" table:style-name="Table2.A1">
            <text:p text:style-name="P11">Languages and Libraries</text:p>
          </table:table-cell>
          <table:table-cell office:value-type="string" table:style-name="Table2.A1">
            <text:p text:style-name="P11">Platforms and Infrastructure</text:p>
          </table:table-cell>
        </table:table-row>
        <table:table-row>
          <table:table-cell office:value-type="string" table:style-name="Table2.A1">
            <text:p text:style-name="P12">Javascript, Elixir, Clojure, Python, Go, Ruby, Lua</text:p>
            <text:p text:style-name="P12">NodeJS, React, OTP, Phoenix, Rails, OpenResty</text:p>
          </table:table-cell>
          <table:table-cell office:value-type="string" table:style-name="Table2.A1">
            <text:p text:style-name="P13">AWS: ECS, Lambda, S3; GCP: Firebase, Pub/Sub, GKE</text:p>
            <text:p text:style-name="P13">Docker, Kubernetes, Prometheus, Kafka</text:p>
          </table:table-cell>
        </table:table-row>
      </table:table>
      <text:p text:style-name="P21">Projects</text:p>
      <text:p text:style-name="P20"><text:span text:style-name="T1">Tildev: </text:span><text:span text:style-name="T6">Wordpress platform and development environment service. User's create a Wordpress stack in</text:span><text:span text:style-name="T1"> </text:span><text:span text:style-name="T6">seconds and edit site </text:span><text:span text:style-name="T8">fi</text:span><text:span text:style-name="T6">les locally: Firebase, Kubernetes, PubSub, Electron, React, Typescript</text:span></text:p>
      <text:p text:style-name="P20"><text:span text:style-name="T1">Major7: </text:span><text:span text:style-name="T6">Peer-to-peer encrypted messaging application based on the Chord Distributed Hash Table. Users</text:span><text:span text:style-name="T1"> </text:span><text:span text:style-name="T6">can send messages to others who may be online or o</text:span><text:span text:style-name="T8">ffl</text:span><text:span text:style-name="T6">ine: Elixir, Erlang/OTP, DETS.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name="OpenSymbol1" svg:font-family="OpenSymbol"/>
    <style:font-face style:name="OpenSymbol" svg:font-family="OpenSymbol"/>
    <style:font-face style:name="SFMono-Regular" svg:font-family="SFMono-Regular, Consolas, 'Liberation Mono', Menlo, Courier, monospace"/>
    <style:font-face style:font-family-generic="swiss" style:name="Lucida Sans1" svg:font-family="'Lucida Sans'"/>
    <style:font-face style:font-family-generic="modern" style:font-pitch="fixed" style:name="Liberation Mono" svg:font-family="'Liberation Mono'"/>
    <style:font-face style:font-pitch="variable" style:name="Helvetica Neue" svg:font-family="'Helvetica Neue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1114in" draw:end-line-spacing-vertical="0.1114in" draw:fill-color="#cfe7f5" draw:shadow-offset-x="0.1181in" draw:shadow-offset-y="0.1181in" draw:start-line-spacing-horizontal="0.1114in" draw:start-line-spacing-vertical="0.1114in" fo:wrap-option="no-wrap" style:flow-with-text="false" svg:stroke-color="#808080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Times New Roman" style:font-name-asian="SimSun" style:font-name-complex="Lucida Sans" style:font-size-asian="12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lr-tb"/>
      <style:text-properties fo:country="US" fo:font-size="12pt" fo:hyphenate="false" fo:hyphenation-push-char-count="2" fo:hyphenation-remain-char-count="2" fo:language="en" style:country-asian="CN" style:country-complex="IN" style:font-name="Times New Roman" style:font-name-asian="SimSun" style:font-name-complex="Lucida Sans" style:font-size-asian="12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writing-mode="lr-tb"/>
      <style:text-properties fo:font-family="Calibri" fo:font-size="10pt" style:font-family-asian="Calibri" style:font-family-complex="Arial" style:font-family-generic="swiss" style:font-family-generic-asian="swiss" style:font-family-generic-complex="swiss" style:font-name="Calibri" style:font-name-asian="Calibri" style:font-name-complex="Arial" style:font-pitch="variable" style:font-pitch-asian="variable" style:font-pitch-complex="variable" style:font-size-asian="10pt" style:font-size-complex="10pt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Arial" fo:font-size="13pt" style:font-family-asian="SimSun" style:font-family-complex="'Lucida Sans'" style:font-family-generic="swiss" style:font-family-generic-asian="system" style:font-family-generic-complex="system" style:font-name="Arial" style:font-name-asian="SimSun" style:font-name-complex="Lucida 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loext:contextual-spacing="false"/>
    </style:style>
    <style:style style:class="list" style:family="paragraph" style:name="List" style:parent-style-name="Text_20_body">
      <style:text-properties style:font-family-complex="'Lucida Sans'" style:font-family-generic-complex="swiss" style:font-name-complex="Lucida Sans1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'Lucida Sans'" style:font-family-generic-complex="swiss" style:font-name-complex="Lucida 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ucida Sans'" style:font-family-generic-complex="swiss" style:font-name-complex="Lucida Sans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font-size="101%" fo:font-weight="bold" style:font-size-asian="101%" style:font-size-complex="101%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Liberation Mono'" style:font-family-complex="'Liberation Mono'" style:font-family-generic="modern" style:font-family-generic-asian="modern" style:font-family-generic-complex="modern" style:font-name="Liberation Mono" style:font-name-asian="Liberation Mono" style:font-name-complex="Liberation Mono" style:font-pitch="fixed" style:font-pitch-asian="fixed" style:font-pitch-complex="fixed" style:font-size-asian="10pt" style:font-size-complex="10pt"/>
    </style:style>
    <style:style style:family="text" style:name="WW8Num1z0"/>
    <style:style style:family="text" style:name="WW8Num1z1"/>
    <style:style style:family="text" style:name="WW8Num1z2"/>
    <style:style style:family="text" style:name="WW8Num1z3"/>
    <style:style style:family="text" style:name="WW8Num1z4"/>
    <style:style style:family="text" style:name="WW8Num1z5"/>
    <style:style style:family="text" style:name="WW8Num1z6"/>
    <style:style style:family="text" style:name="WW8Num1z7"/>
    <style:style style:family="text" style:name="WW8Num1z8"/>
    <style:style style:display-name="Default Paragraph Font" style:family="text" style:name="Default_20_Paragraph_20_Font"/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Bullet Symbols" style:family="text" style:name="Bullet_20_Symbols">
      <style:text-properties fo:font-family="OpenSymbol" style:font-family-asian="OpenSymbol" style:font-family-complex="OpenSymbol" style:font-name="OpenSymbol" style:font-name-asian="OpenSymbol" style:font-name-complex="OpenSymbol"/>
    </style:style>
    <style:style style:family="text" style:name="Emphasis">
      <style:text-properties fo:font-style="italic" style:font-style-asian="italic" style:font-style-complex="italic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vertical-pos="top" style:vertical-rel="paragraph" style:wrap="none" svg:x="0in" svg:y="0in" text:anchor-type="paragraph"/>
    </style:style>
    <style:style style:family="graphic" style:name="OLE">
      <style:graphic-properties style:horizontal-pos="center" style:horizontal-rel="paragraph" style:vertical-pos="top" style:vertical-rel="paragraph" style:wrap="non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bullet style:num-suffix="." text:bullet-char=" " text:level="1" text:style-name="WW8Num1z0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2" text:style-name="WW8Num1z1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3" text:style-name="WW8Num1z2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4" text:style-name="WW8Num1z3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5" text:style-name="WW8Num1z4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6" text:style-name="WW8Num1z5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7" text:style-name="WW8Num1z6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8" text:style-name="WW8Num1z7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style:num-suffix="." text:bullet-char="←" text:level="9" text:style-name="WW8Num1z8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 style:writing-mode="lr-tb"/>
    </style:default-page-layout>
  </office:styles>
  <office:automatic-styles>
    <style:page-layout style:name="Mpm1">
      <style:page-layout-properties draw:fill="none" draw:fill-color="#cfe7f5" fo:background-color="transparent" fo:margin-bottom="0.25in" fo:margin-left="0.5in" fo:margin-right="0.5in" fo:margin-top="0.25in" fo:page-height="11in" fo:page-width="8.5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page-layout style:name="Mpm2">
      <style:page-layout-properties fo:margin-bottom="0in" fo:margin-left="0.361in" fo:margin-right="0.3472in" fo:margin-top="0.1654in" fo:page-height="11in" fo:page-width="8.5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display-name="First Page" style:name="First_20_Page" style:next-style-name="Standard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8-23T21:01:15.768633556</meta:print-date>
    <dc:date>2018-08-25T09:27:27.806482082</dc:date>
    <meta:generator>LibreOffice/6.1.0.3$MacOSX_X86_64 LibreOffice_project/efb621ed25068d70781dc026f7e9c5187a4decd1</meta:generator>
    <meta:editing-duration>PT7H5M22S</meta:editing-duration>
    <meta:editing-cycles>38</meta:editing-cycles>
    <meta:document-statistic meta:table-count="8" meta:image-count="0" meta:object-count="0" meta:page-count="1" meta:paragraph-count="52" meta:word-count="390" meta:character-count="2674" meta:non-whitespace-character-count="2344"/>
  </office:meta>
</office:document-meta>
</file>